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C000002961F8641F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 style:list-style-name="L1">
      <style:graphic-properties svg:stroke-color="#00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6cm" svg:height="5.41cm" svg:x="6.08cm" svg:y="6.08cm">
          <draw:image xlink:href="Pictures/10000000000003EC000002961F8641F7.png" xlink:type="simple" xlink:show="embed" xlink:actuate="onLoad">
            <text:p/>
          </draw:image>
        </draw:frame>
        <draw:measure draw:style-name="gr2" draw:text-style-name="P1" draw:layer="measurelines" svg:x1="6.08cm" svg:y1="12.99cm" svg:x2="14.636cm" svg:y2="12.99cm">
          <text:p text:style-name="P2"><text:measure text:kind="gap"/><text:measure text:kind="value">3.37</text:measure><text:measure text:kind="unit">"</text:measure><text:measure text:kind="gap"/></text:p>
        </draw:measure>
        <draw:measure draw:style-name="gr2" draw:text-style-name="P1" draw:layer="measurelines" svg:x1="14.739cm" svg:y1="6.08cm" svg:x2="14.739cm" svg:y2="11.49cm">
          <text:p text:style-name="P2"><text:measure text:kind="gap"/><text:measure text:kind="value">2.13</text:measure><text:measure text:kind="unit">"</text:measure><text:measure text:kind="gap"/></text:p>
        </draw:measure>
        <draw:measure draw:style-name="gr2" draw:text-style-name="P1" draw:layer="measurelines" svg:x1="6.08cm" svg:y1="6.08cm" svg:x2="6.264cm" svg:y2="6.08cm">
          <text:p text:style-name="P2"><text:measure text:kind="gap"/><text:measure text:kind="value">0.07</text:measure><text:measure text:kind="unit">"</text:measure><text:measure text:kind="gap"/></text:p>
        </draw:measure>
        <draw:measure draw:style-name="gr2" draw:text-style-name="P1" draw:layer="measurelines" svg:x1="6.064cm" svg:y1="6.31cm" svg:x2="6.064cm" svg:y2="6.08cm">
          <text:p text:style-name="P2"><text:measure text:kind="gap"/><text:measure text:kind="value">0.09</text:measure><text:measure text:kind="unit">"</text:measure><text:measure text:kind="gap"/></text:p>
        </draw:measure>
        <draw:measure draw:style-name="gr2" draw:text-style-name="P1" draw:layer="measurelines" svg:x1="11.46cm" svg:y1="4.949cm" svg:x2="6.08cm" svg:y2="4.949cm">
          <text:p text:style-name="P2"><text:measure text:kind="gap"/><text:measure text:kind="value">2.12</text:measure><text:measure text:kind="unit">"</text:measure><text:measure text:kind="gap"/></text:p>
        </draw:measure>
        <draw:measure draw:style-name="gr3" draw:text-style-name="P2" draw:layer="measurelines" svg:x1="6.76cm" svg:y1="7.049cm" svg:x2="6.76cm" svg:y2="6.08cm">
          <text:p text:style-name="P2"><text:measure text:kind="gap"/><text:measure text:kind="value">0.38</text:measure><text:measure text:kind="unit">"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solid" draw:fill-color="#ffff00" draw:fill-gradient-name="Gradient_20_11" draw:fill-hatch-name="Hatch_20_1" draw:fill-image-name="Bitmape_20_1" draw:opacity="100%" draw:fill-image-width="0cm" draw:fill-image-height="0cm" draw:shadow-opacity="100%" draw:show-unit="true"/>
      <style:paragraph-properties>
        <style:tab-stops/>
      </style:paragraph-properties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ool Mahidharia</meta:initial-creator>
    <meta:creation-date>2012-06-02T10:00:19.43</meta:creation-date>
    <dc:date>2012-06-02T10:18:02.69</dc:date>
    <dc:creator>Anool Mahidharia</dc:creator>
    <meta:editing-duration>PT45S</meta:editing-duration>
    <meta:editing-cycles>1</meta:editing-cycles>
    <meta:document-statistic meta:object-count="7"/>
    <meta:generator>OpenOffice.org/3.3$Win32 OpenOffice.org_project/330m20$Build-9567</meta:generator>
  </office:meta>
</office:document-meta>
</file>